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ed7" officeooo:paragraph-rsid="000aaed7"/>
    </style:style>
    <style:style style:name="T1" style:family="text">
      <style:text-properties officeooo:rsid="000d0efd"/>
    </style:style>
    <style:style style:name="T2" style:family="text">
      <style:text-properties officeooo:rsid="000d24bd"/>
    </style:style>
    <style:style style:name="T3" style:family="text">
      <style:text-properties officeooo:rsid="000e5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act information: </text:p>
      <text:p text:style-name="P1"/>
      <text:p text:style-name="P1"/>
      <text:p text:style-name="P1">Jordyn:</text:p>
      <text:p text:style-name="P1"><text:tab/>PHONE: <text:span text:style-name="T1">480.287.7906</text:span></text:p>
      <text:p text:style-name="P1"><text:tab/>EMAI<text:span text:style-name="T1">L</text:span>: <text:span text:style-name="T1">jordyntacoronte@gmail.com</text:span></text:p>
      <text:p text:style-name="P1"/>
      <text:p text:style-name="P1">Seth: </text:p>
      <text:p text:style-name="P1"><text:tab/>PHONE: <text:span text:style-name="T1">602. 579. 1652</text:span></text:p>
      <text:p text:style-name="P1"><text:tab/>EMAIL: <text:span text:style-name="T1">sethhowell2197@gmail.com</text:span></text:p>
      <text:p text:style-name="P1"/>
      <text:p text:style-name="P1">Bob: </text:p>
      <text:p text:style-name="P1"><text:tab/>PHONE: <text:span text:style-name="T2">480. 215. 1372</text:span></text:p>
      <text:p text:style-name="P1"><text:tab/>EMAIL: <text:span text:style-name="T2">bobtabor@q.com</text:span></text:p>
      <text:p text:style-name="P1"/>
      <text:p text:style-name="P1">Scott: </text:p>
      <text:p text:style-name="P1"><text:tab/>PHONE: <text:span text:style-name="T3">623.980. 1018</text:span></text:p>
      <text:p text:style-name="P1"><text:tab/>EMAIL: <text:span text:style-name="T3">scottkessinger@hotmail.com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4:19:09.594880756</meta:creation-date>
    <dc:date>2015-02-27T14:38:42.112822213</dc:date>
    <meta:editing-duration>PT18M25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1" meta:paragraph-count="13" meta:word-count="27" meta:character-count="252" meta:non-whitespace-character-count="226"/>
  </office:meta>
</office:document-meta>
</file>